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DNS (nbcr-233.ucsd.edu, 8 procs)" draw:style-name="gr1" draw:text-style-name="P1" svg:width="6.2988in" svg:height="3.5429in" svg:x="5.3185in" svg:y="0in">
            <draw:object draw:notify-on-update-of-ranges="Sheet1.A1:Sheet1.A2 Sheet1.A3:Sheet1.A6 Sheet1.B1:Sheet1.B2 Sheet1.B3:Sheet1.B6 Sheet1.C1:Sheet1.C2 Sheet1.C3:Sheet1.C6 Sheet1.D1:Sheet1.D2 Sheet1.D3:Sheet1.D6 Sheet1.E1:Sheet1.E2 Sheet1.E3:Sheet1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5.3551in" svg:y="4.0051in">
            <draw:object draw:notify-on-update-of-ranges="Sheet1.A8:Sheet1.A9 Sheet1.A10:Sheet1.A13 Sheet1.B8:Sheet1.B9 Sheet1.B10:Sheet1.B13 Sheet1.C8:Sheet1.C9 Sheet1.C10:Sheet1.C13 Sheet1.D8:Sheet1.D9 Sheet1.D10:Sheet1.D13 Sheet1.E8:Sheet1.E9 Sheet1.E10:Sheet1.E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5.3768in" svg:y="7.8953in">
            <draw:object draw:notify-on-update-of-ranges="Sheet1.A16:Sheet1.A16 Sheet1.A17:Sheet1.A23 Sheet1.B16:Sheet1.B16 Sheet1.B17:Sheet1.B23 Sheet1.C16:Sheet1.C16 Sheet1.C17:Sheet1.C23 Sheet1.D16:Sheet1.D16 Sheet1.D17:Sheet1.D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table:number-columns-repeated="2" table:style-name="ce1" office:value-type="string" calcext:value-type="string">
            <text:p>dense</text:p>
          </table:table-cell>
          <table:table-cell table:number-columns-repeated="2" table:style-name="ce1" office:value-type="string" calcext:value-type="string">
            <text:p>spars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omm</text:p>
          </table:table-cell>
          <table:table-cell table:style-name="ce2" office:value-type="string" calcext:value-type="string">
            <text:p>comp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47" calcext:value-type="float">
            <text:p>0.147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11" calcext:value-type="float">
            <text:p>0.011</text:p>
          </table:table-cell>
          <table:table-cell office:value-type="float" office:value="1.364" calcext:value-type="float">
            <text:p>1.364</text:p>
          </table:table-cell>
          <table:table-cell office:value-type="float" office:value="0.05" calcext:value-type="float">
            <text:p>0.05</text:p>
          </table:table-cell>
          <table:table-cell office:value-type="float" office:value="1.326" calcext:value-type="float">
            <text:p>1.326</text:p>
          </table:table-cell>
          <table:table-cell table:number-columns-repeated="2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38" calcext:value-type="float">
            <text:p>0.038</text:p>
          </table:table-cell>
          <table:table-cell office:value-type="float" office:value="12.816" calcext:value-type="float">
            <text:p>12.816</text:p>
          </table:table-cell>
          <table:table-cell office:value-type="float" office:value="0.037" calcext:value-type="float">
            <text:p>0.037</text:p>
          </table:table-cell>
          <table:table-cell office:value-type="float" office:value="12.313" calcext:value-type="float">
            <text:p>12.313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037" calcext:value-type="float">
            <text:p>1.037</text:p>
          </table:table-cell>
          <table:table-cell office:value-type="float" office:value="265.267" calcext:value-type="float">
            <text:p>265.267</text:p>
          </table:table-cell>
          <table:table-cell office:value-type="float" office:value="0.138" calcext:value-type="float">
            <text:p>0.138</text:p>
          </table:table-cell>
          <table:table-cell office:value-type="float" office:value="266.847" calcext:value-type="float">
            <text:p>266.847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ense</text:p>
          </table:table-cell>
          <table:table-cell office:value-type="string" calcext:value-type="string">
            <text:p>dense</text:p>
          </table:table-cell>
          <table:table-cell table:style-name="ce1" office:value-type="string" calcext:value-type="string">
            <text:p>sparse</text:p>
          </table:table-cell>
          <table:table-cell office:value-type="string" calcext:value-type="string">
            <text:p>sparse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mm</text:p>
          </table:table-cell>
          <table:table-cell table:style-name="ce2" office:value-type="string" calcext:value-type="string">
            <text:p>comp</text:p>
          </table:table-cell>
          <table:table-cell table:style-name="ce2" office:value-type="string" calcext:value-type="string">
            <text:p>comm</text:p>
          </table:table-cell>
          <table:table-cell table:style-name="ce2" office:value-type="string" calcext:value-type="string">
            <text:p>comp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01" calcext:value-type="float">
            <text:p>0.01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41" calcext:value-type="float">
            <text:p>0.041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072" calcext:value-type="float">
            <text:p>0.072</text:p>
          </table:table-cell>
          <table:table-cell office:value-type="float" office:value="0.352" calcext:value-type="float">
            <text:p>0.352</text:p>
          </table:table-cell>
          <table:table-cell office:value-type="float" office:value="0.071" calcext:value-type="float">
            <text:p>0.071</text:p>
          </table:table-cell>
          <table:table-cell office:value-type="float" office:value="0.352" calcext:value-type="float">
            <text:p>0.352</text:p>
          </table:table-cell>
          <table:table-cell table:number-columns-repeated="2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0.268" calcext:value-type="float">
            <text:p>0.268</text:p>
          </table:table-cell>
          <table:table-cell office:value-type="float" office:value="3.265" calcext:value-type="float">
            <text:p>3.265</text:p>
          </table:table-cell>
          <table:table-cell office:value-type="float" office:value="0.557" calcext:value-type="float">
            <text:p>0.557</text:p>
          </table:table-cell>
          <table:table-cell office:value-type="float" office:value="3.095" calcext:value-type="float">
            <text:p>3.095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2.138" calcext:value-type="float">
            <text:p>2.138</text:p>
          </table:table-cell>
          <table:table-cell office:value-type="float" office:value="27.195" calcext:value-type="float">
            <text:p>27.195</text:p>
          </table:table-cell>
          <table:table-cell office:value-type="float" office:value="1.478" calcext:value-type="float">
            <text:p>1.478</text:p>
          </table:table-cell>
          <table:table-cell office:value-type="float" office:value="28.203" calcext:value-type="float">
            <text:p>28.20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3"/>
          <table:table-cell table:style-name="ce1"/>
          <table:table-cell/>
        </table:table-row>
        <table:table-row table:style-name="ro1">
          <table:table-cell/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table:formula="of:=0.00384/4" office:value-type="float" office:value="0.00096" calcext:value-type="float">
            <text:p>9.60E-004</text:p>
          </table:table-cell>
          <table:table-cell table:formula="of:=0.0149/4" office:value-type="float" office:value="0.003725" calcext:value-type="float">
            <text:p>0.003725</text:p>
          </table:table-cell>
          <table:table-cell table:formula="of:=0.0613/4" office:value-type="float" office:value="0.015325" calcext:value-type="float">
            <text:p>0.0153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0.0116/18" office:value-type="float" office:value="0.000644444444444444" calcext:value-type="float">
            <text:p>6.44E-004</text:p>
          </table:table-cell>
          <table:table-cell table:formula="of:=1.59/626" office:value-type="float" office:value="0.00253993610223642" calcext:value-type="float">
            <text:p>0.0025399361</text:p>
          </table:table-cell>
          <table:table-cell table:formula="of:=10.2/1000" office:value-type="float" office:value="0.0102" calcext:value-type="float">
            <text:p>0.010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0.002089/4" office:value-type="float" office:value="0.00052225" calcext:value-type="float">
            <text:p>0.00052225</text:p>
          </table:table-cell>
          <table:table-cell table:formula="of:=0.00801/4" office:value-type="float" office:value="0.0020025" calcext:value-type="float">
            <text:p>0.0020025</text:p>
          </table:table-cell>
          <table:table-cell table:formula="of:=0.0308/4" office:value-type="float" office:value="0.0077" calcext:value-type="float">
            <text:p>0.007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0.42/1000" office:value-type="float" office:value="0.00042" calcext:value-type="float">
            <text:p>0.00042</text:p>
          </table:table-cell>
          <table:table-cell table:formula="of:=1.57/1000" office:value-type="float" office:value="0.00157" calcext:value-type="float">
            <text:p>0.00157</text:p>
          </table:table-cell>
          <table:table-cell table:formula="of:=6.29/1000" office:value-type="float" office:value="0.00629" calcext:value-type="float">
            <text:p>0.006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0.352/1000" office:value-type="float" office:value="0.000352" calcext:value-type="float">
            <text:p>0.000352</text:p>
          </table:table-cell>
          <table:table-cell table:formula="of:=0.449/337" office:value-type="float" office:value="0.00133234421364985" calcext:value-type="float">
            <text:p>0.0013323442</text:p>
          </table:table-cell>
          <table:table-cell table:formula="of:=4/755" office:value-type="float" office:value="0.00529801324503311" calcext:value-type="float">
            <text:p>0.005298013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0.00258/8" office:value-type="float" office:value="0.0003225" calcext:value-type="float">
            <text:p>0.0003225</text:p>
          </table:table-cell>
          <table:table-cell table:formula="of:=1.14/1000" office:value-type="float" office:value="0.00114" calcext:value-type="float">
            <text:p>0.00114</text:p>
          </table:table-cell>
          <table:table-cell table:formula="of:=4.56/1000" office:value-type="float" office:value="0.00456" calcext:value-type="float">
            <text:p>0.004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0.00121/4" office:value-type="float" office:value="0.0003025" calcext:value-type="float">
            <text:p>0.0003025</text:p>
          </table:table-cell>
          <table:table-cell table:formula="of:=0.00412/4" office:value-type="float" office:value="0.00103" calcext:value-type="float">
            <text:p>0.00103</text:p>
          </table:table-cell>
          <table:table-cell table:formula="of:=0.016/4" office:value-type="float" office:value="0.004" calcext:value-type="float">
            <text:p>0.00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isa </meta:initial-creator>
    <meta:creation-date>2016-03-22T10:14:31.117298566</meta:creation-date>
    <dc:date>2016-03-22T14:06:29.215792353</dc:date>
    <dc:creator>viktorisa </dc:creator>
    <meta:editing-duration>PT3H35M56S</meta:editing-duration>
    <meta:editing-cycles>2</meta:editing-cycles>
    <meta:generator>LibreOffice/4.2.8.2$Linux_X86_64 LibreOffice_project/420m0$Build-2</meta:generator>
    <meta:document-statistic meta:table-count="1" meta:cell-count="8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3.454cm" style:legend-expansion="high" chart:style-name="ch2"/>
        <chart:plot-area chart:style-name="ch3" table:cell-range-address="Sheet1.A1:Sheet1.E6" chart:data-source-has-labels="both" svg:x="0.32cm" svg:y="0.18cm" svg:width="11.926cm" svg:height="8.64cm">
          <chartooo:coordinate-region svg:x="1.127cm" svg:y="0.38cm" svg:width="10.747cm" svg:height="7.793cm"/>
          <chart:axis chart:dimension="x" chart:name="primary-x" chart:style-name="ch4" chartooo:axis-type="auto">
            <chartooo:date-scale/>
            <chart:categories table:cell-range-address="Sheet1.A3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6" chart:label-cell-address="Sheet1.B1:Sheet1.B2" chart:class="chart:line">
            <chart:data-point chart:repeated="4"/>
          </chart:series>
          <chart:series chart:style-name="ch7" chart:values-cell-range-address="Sheet1.C3:Sheet1.C6" chart:label-cell-address="Sheet1.C1:Sheet1.C2" chart:class="chart:line">
            <chart:data-point chart:repeated="4"/>
          </chart:series>
          <chart:series chart:style-name="ch8" chart:values-cell-range-address="Sheet1.D3:Sheet1.D6" chart:label-cell-address="Sheet1.D1:Sheet1.D2" chart:class="chart:line">
            <chart:data-point chart:repeated="4"/>
          </chart:series>
          <chart:series chart:style-name="ch9" chart:values-cell-range-address="Sheet1.E3:Sheet1.E6" chart:label-cell-address="Sheet1.E1:Sheet1.E2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e comm</text:p>
                <text:list>
                  <text:list-item>
                    <text:p>dense</text:p>
                  </text:list-item>
                  <text:list-item>
                    <text:p>comm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dense comp</text:p>
                <text:list>
                  <text:list-item>
                    <text:p>dense</text:p>
                  </text:list-item>
                  <text:list-item>
                    <text:p>comp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sparse comm</text:p>
                <text:list>
                  <text:list-item>
                    <text:p>sparse</text:p>
                  </text:list-item>
                  <text:list-item>
                    <text:p>comm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sparse comp</text:p>
                <text:list>
                  <text:list-item>
                    <text:p>sparse</text:p>
                  </text:list-item>
                  <text:list-item>
                    <text:p>comp</text:p>
                  </text:list-item>
                </text:list>
                <draw:g>
                  <svg:desc>Sheet1.E1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Sheet1.A3:Sheet1.A6</svg:desc>
                </draw:g>
              </table:table-cell>
              <table:table-cell office:value-type="float" office:value="0.004">
                <text:p>0.004</text:p>
                <draw:g>
                  <svg:desc>Sheet1.B3:Sheet1.B6</svg:desc>
                </draw:g>
              </table:table-cell>
              <table:table-cell office:value-type="float" office:value="0.147">
                <text:p>0.147</text:p>
                <draw:g>
                  <svg:desc>Sheet1.C3:Sheet1.C6</svg:desc>
                </draw:g>
              </table:table-cell>
              <table:table-cell office:value-type="float" office:value="0.171">
                <text:p>0.171</text:p>
                <draw:g>
                  <svg:desc>Sheet1.D3:Sheet1.D6</svg:desc>
                </draw:g>
              </table:table-cell>
              <table:table-cell office:value-type="float" office:value="0.147">
                <text:p>0.147</text:p>
                <draw:g>
                  <svg:desc>Sheet1.E3:Sheet1.E6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11">
                <text:p>0.011</text:p>
              </table:table-cell>
              <table:table-cell office:value-type="float" office:value="1.364">
                <text:p>1.364</text:p>
              </table:table-cell>
              <table:table-cell office:value-type="float" office:value="0.05">
                <text:p>0.05</text:p>
              </table:table-cell>
              <table:table-cell office:value-type="float" office:value="1.326">
                <text:p>1.32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38">
                <text:p>0.038</text:p>
              </table:table-cell>
              <table:table-cell office:value-type="float" office:value="12.816">
                <text:p>12.816</text:p>
              </table:table-cell>
              <table:table-cell office:value-type="float" office:value="0.037">
                <text:p>0.037</text:p>
              </table:table-cell>
              <table:table-cell office:value-type="float" office:value="12.313">
                <text:p>12.31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037">
                <text:p>1.037</text:p>
              </table:table-cell>
              <table:table-cell office:value-type="float" office:value="265.267">
                <text:p>265.267</text:p>
              </table:table-cell>
              <table:table-cell office:value-type="float" office:value="0.138">
                <text:p>0.138</text:p>
              </table:table-cell>
              <table:table-cell office:value-type="float" office:value="266.847">
                <text:p>266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564cm" svg:y="3.456cm" style:legend-expansion="high" chart:style-name="ch2"/>
        <chart:plot-area chart:style-name="ch3" table:cell-range-address="Sheet1.A8:Sheet1.E13" chart:data-source-has-labels="both" svg:x="0.319cm" svg:y="0.18cm" svg:width="11.926cm" svg:height="8.645cm">
          <chartooo:coordinate-region svg:x="0.94cm" svg:y="0.379cm" svg:width="10.933cm" svg:height="7.799cm"/>
          <chart:axis chart:dimension="x" chart:name="primary-x" chart:style-name="ch4" chartooo:axis-type="auto">
            <chartooo:date-scale/>
            <chart:categories table:cell-range-address="Sheet1.A10:Sheet1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13" chart:label-cell-address="Sheet1.B8:Sheet1.B9" chart:class="chart:line">
            <chart:data-point chart:repeated="4"/>
          </chart:series>
          <chart:series chart:style-name="ch7" chart:values-cell-range-address="Sheet1.C10:Sheet1.C13" chart:label-cell-address="Sheet1.C8:Sheet1.C9" chart:class="chart:line">
            <chart:data-point chart:repeated="4"/>
          </chart:series>
          <chart:series chart:style-name="ch8" chart:values-cell-range-address="Sheet1.D10:Sheet1.D13" chart:label-cell-address="Sheet1.D8:Sheet1.D9" chart:class="chart:line">
            <chart:data-point chart:repeated="4"/>
          </chart:series>
          <chart:series chart:style-name="ch9" chart:values-cell-range-address="Sheet1.E10:Sheet1.E13" chart:label-cell-address="Sheet1.E8:Sheet1.E9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nse comm</text:p>
                <text:list>
                  <text:list-item>
                    <text:p>dense</text:p>
                  </text:list-item>
                  <text:list-item>
                    <text:p>comm</text:p>
                  </text:list-item>
                </text:list>
                <draw:g>
                  <svg:desc>Sheet1.B8:Sheet1.B9</svg:desc>
                </draw:g>
              </table:table-cell>
              <table:table-cell office:value-type="string">
                <text:p>dense comp</text:p>
                <text:list>
                  <text:list-item>
                    <text:p>dense</text:p>
                  </text:list-item>
                  <text:list-item>
                    <text:p>comp</text:p>
                  </text:list-item>
                </text:list>
                <draw:g>
                  <svg:desc>Sheet1.C8:Sheet1.C9</svg:desc>
                </draw:g>
              </table:table-cell>
              <table:table-cell office:value-type="string">
                <text:p>sparse comm</text:p>
                <text:list>
                  <text:list-item>
                    <text:p>sparse</text:p>
                  </text:list-item>
                  <text:list-item>
                    <text:p>comm</text:p>
                  </text:list-item>
                </text:list>
                <draw:g>
                  <svg:desc>Sheet1.D8:Sheet1.D9</svg:desc>
                </draw:g>
              </table:table-cell>
              <table:table-cell office:value-type="string">
                <text:p>sparse comp</text:p>
                <text:list>
                  <text:list-item>
                    <text:p>sparse</text:p>
                  </text:list-item>
                  <text:list-item>
                    <text:p>comp</text:p>
                  </text:list-item>
                </text:list>
                <draw:g>
                  <svg:desc>Sheet1.E8:Sheet1.E9</svg:desc>
                </draw:g>
              </table:table-cell>
            </table:table-row>
          </table:table-header-rows>
          <table:table-rows>
            <table:table-row>
              <table:table-cell office:value-type="float" office:value="513">
                <text:p>510</text:p>
                <draw:g>
                  <svg:desc>Sheet1.A10:Sheet1.A13</svg:desc>
                </draw:g>
              </table:table-cell>
              <table:table-cell office:value-type="float" office:value="0.01">
                <text:p>0.01</text:p>
                <draw:g>
                  <svg:desc>Sheet1.B10:Sheet1.B13</svg:desc>
                </draw:g>
              </table:table-cell>
              <table:table-cell office:value-type="float" office:value="0.041">
                <text:p>0.041</text:p>
                <draw:g>
                  <svg:desc>Sheet1.C10:Sheet1.C13</svg:desc>
                </draw:g>
              </table:table-cell>
              <table:table-cell office:value-type="float" office:value="0.009">
                <text:p>0.009</text:p>
                <draw:g>
                  <svg:desc>Sheet1.D10:Sheet1.D13</svg:desc>
                </draw:g>
              </table:table-cell>
              <table:table-cell office:value-type="float" office:value="0.041">
                <text:p>0.041</text:p>
                <draw:g>
                  <svg:desc>Sheet1.E10:Sheet1.E13</svg:desc>
                </draw:g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.072">
                <text:p>0.072</text:p>
              </table:table-cell>
              <table:table-cell office:value-type="float" office:value="0.352">
                <text:p>0.352</text:p>
              </table:table-cell>
              <table:table-cell office:value-type="float" office:value="0.071">
                <text:p>0.071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float" office:value="2052">
                <text:p>2050</text:p>
              </table:table-cell>
              <table:table-cell office:value-type="float" office:value="0.268">
                <text:p>0.268</text:p>
              </table:table-cell>
              <table:table-cell office:value-type="float" office:value="3.265">
                <text:p>3.265</text:p>
              </table:table-cell>
              <table:table-cell office:value-type="float" office:value="0.557">
                <text:p>0.557</text:p>
              </table:table-cell>
              <table:table-cell office:value-type="float" office:value="3.095">
                <text:p>3.095</text:p>
              </table:table-cell>
            </table:table-row>
            <table:table-row>
              <table:table-cell office:value-type="float" office:value="4104">
                <text:p>4100</text:p>
              </table:table-cell>
              <table:table-cell office:value-type="float" office:value="2.138">
                <text:p>2.138</text:p>
              </table:table-cell>
              <table:table-cell office:value-type="float" office:value="27.195">
                <text:p>27.195</text:p>
              </table:table-cell>
              <table:table-cell office:value-type="float" office:value="1.478">
                <text:p>1.478</text:p>
              </table:table-cell>
              <table:table-cell office:value-type="float" office:value="28.203">
                <text:p>28.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913cm" svg:y="3.705cm" style:legend-expansion="high" chart:style-name="ch2"/>
        <chart:plot-area chart:style-name="ch3" table:cell-range-address="Sheet1.A16:Sheet1.D23" chart:data-source-has-labels="both" svg:x="0.319cm" svg:y="0.18cm" svg:width="13.275cm" svg:height="8.645cm">
          <chartooo:coordinate-region svg:x="1.417cm" svg:y="0.379cm" svg:width="12.084cm" svg:height="7.799cm"/>
          <chart:axis chart:dimension="x" chart:name="primary-x" chart:style-name="ch4" chartooo:axis-type="auto">
            <chartooo:date-scale/>
            <chart:categories table:cell-range-address="Sheet1.A17:Sheet1.A2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7:Sheet1.B23" chart:label-cell-address="Sheet1.B16:Sheet1.B16" chart:class="chart:line">
            <chart:data-point chart:repeated="7"/>
          </chart:series>
          <chart:series chart:style-name="ch7" chart:values-cell-range-address="Sheet1.C17:Sheet1.C23" chart:label-cell-address="Sheet1.C16:Sheet1.C16" chart:class="chart:line">
            <chart:data-point chart:repeated="7"/>
          </chart:series>
          <chart:series chart:style-name="ch8" chart:values-cell-range-address="Sheet1.D17:Sheet1.D23" chart:label-cell-address="Sheet1.D16:Sheet1.D16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</text:p>
                <draw:g>
                  <svg:desc>Sheet1.B16:Sheet1.B16</svg:desc>
                </draw:g>
              </table:table-cell>
              <table:table-cell office:value-type="string">
                <text:p>1024</text:p>
                <draw:g>
                  <svg:desc>Sheet1.C16:Sheet1.C16</svg:desc>
                </draw:g>
              </table:table-cell>
              <table:table-cell office:value-type="string">
                <text:p>2048</text:p>
                <draw:g>
                  <svg:desc>Sheet1.D16:Sheet1.D16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7:Sheet1.A23</svg:desc>
                </draw:g>
              </table:table-cell>
              <table:table-cell office:value-type="float" office:value="0.00096">
                <text:p>0.00096</text:p>
                <draw:g>
                  <svg:desc>Sheet1.B17:Sheet1.B23</svg:desc>
                </draw:g>
              </table:table-cell>
              <table:table-cell office:value-type="float" office:value="0.003725">
                <text:p>0.003725</text:p>
                <draw:g>
                  <svg:desc>Sheet1.C17:Sheet1.C23</svg:desc>
                </draw:g>
              </table:table-cell>
              <table:table-cell office:value-type="float" office:value="0.015325">
                <text:p>0.015325</text:p>
                <draw:g>
                  <svg:desc>Sheet1.D17:Sheet1.D23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0644444444444444">
                <text:p>0.000644444444444444</text:p>
              </table:table-cell>
              <table:table-cell office:value-type="float" office:value="0.00253993610223642">
                <text:p>0.00253993610223642</text:p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052225">
                <text:p>0.00052225</text:p>
              </table:table-cell>
              <table:table-cell office:value-type="float" office:value="0.0020025">
                <text:p>0.0020025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042">
                <text:p>0.00042</text:p>
              </table:table-cell>
              <table:table-cell office:value-type="float" office:value="0.00157">
                <text:p>0.00157</text:p>
              </table:table-cell>
              <table:table-cell office:value-type="float" office:value="0.00629">
                <text:p>0.006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00352">
                <text:p>0.000352</text:p>
              </table:table-cell>
              <table:table-cell office:value-type="float" office:value="0.00133234421364985">
                <text:p>0.00133234421364985</text:p>
              </table:table-cell>
              <table:table-cell office:value-type="float" office:value="0.00529801324503311">
                <text:p>0.005298013245033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003225">
                <text:p>0.0003225</text:p>
              </table:table-cell>
              <table:table-cell office:value-type="float" office:value="0.00114">
                <text:p>0.00114</text:p>
              </table:table-cell>
              <table:table-cell office:value-type="float" office:value="0.00456">
                <text:p>0.004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03025">
                <text:p>0.0003025</text:p>
              </table:table-cell>
              <table:table-cell office:value-type="float" office:value="0.00103">
                <text:p>0.001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